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, courier, monospace"/>
    <style:font-face style:name="tahoma" svg:font-family="tahom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in" table:align="left"/>
    </style:style>
    <style:style style:name="Table1.A" style:family="table-column">
      <style:table-column-properties style:column-width="6.75in"/>
    </style:style>
    <style:style style:name="Table1.A1" style:family="table-cell">
      <style:table-cell-properties style:vertical-align="middle" style:border-line-width="0.0007in 0.0014in 0.0007in" fo:padding="0.0194in" fo:border="0.15pt double #808080"/>
    </style:style>
    <style:style style:name="Table2" style:family="table">
      <style:table-properties style:width="6.4528in" table:align="left"/>
    </style:style>
    <style:style style:name="Table2.A" style:family="table-column">
      <style:table-column-properties style:column-width="6.4528in"/>
    </style:style>
    <style:style style:name="Table2.A1" style:family="table-cell">
      <style:table-cell-properties style:vertical-align="middle" style:border-line-width="0.0007in 0.0014in 0.0007in" fo:padding="0.0194in" fo:border="0.15pt double #808080"/>
    </style:style>
    <style:style style:name="P1" style:family="paragraph" style:parent-style-name="Standard">
      <style:text-properties officeooo:rsid="001d686b" officeooo:paragraph-rsid="001d686b"/>
    </style:style>
    <style:style style:name="P2" style:family="paragraph" style:parent-style-name="Standard">
      <style:text-properties officeooo:rsid="001e67b1" officeooo:paragraph-rsid="001e67b1"/>
    </style:style>
    <style:style style:name="P3" style:family="paragraph" style:parent-style-name="Standard">
      <style:text-properties officeooo:rsid="00203bff" officeooo:paragraph-rsid="00203bff"/>
    </style:style>
    <style:style style:name="P4" style:family="paragraph" style:parent-style-name="Standard">
      <style:text-properties officeooo:rsid="002155db" officeooo:paragraph-rsid="002155db"/>
    </style:style>
    <style:style style:name="P5" style:family="paragraph" style:parent-style-name="Standard">
      <style:text-properties officeooo:rsid="0022f722" officeooo:paragraph-rsid="0022f722"/>
    </style:style>
    <style:style style:name="P6" style:family="paragraph" style:parent-style-name="Standard">
      <style:text-properties style:font-name="courier new" fo:font-size="12pt" officeooo:rsid="002601e7" officeooo:paragraph-rsid="002601e7"/>
    </style:style>
    <style:style style:name="P7" style:family="paragraph" style:parent-style-name="Standard">
      <style:text-properties officeooo:rsid="002601e7" officeooo:paragraph-rsid="002601e7"/>
    </style:style>
    <style:style style:name="P8" style:family="paragraph" style:parent-style-name="Standard">
      <style:text-properties officeooo:rsid="0027aa6f" officeooo:paragraph-rsid="0027aa6f"/>
    </style:style>
    <style:style style:name="P9" style:family="paragraph" style:parent-style-name="Standard">
      <style:text-properties officeooo:rsid="002a26be" officeooo:paragraph-rsid="002a26be"/>
    </style:style>
    <style:style style:name="P10" style:family="paragraph" style:parent-style-name="Standard">
      <style:text-properties officeooo:paragraph-rsid="003af7fe"/>
    </style:style>
    <style:style style:name="P11" style:family="paragraph" style:parent-style-name="Standard">
      <style:text-properties officeooo:paragraph-rsid="003c65c0"/>
    </style:style>
    <style:style style:name="P12" style:family="paragraph" style:parent-style-name="Standard">
      <style:text-properties officeooo:paragraph-rsid="003dc95a"/>
    </style:style>
    <style:style style:name="P13" style:family="paragraph" style:parent-style-name="Standard">
      <style:text-properties officeooo:rsid="00467bb8" officeooo:paragraph-rsid="00467bb8"/>
    </style:style>
    <style:style style:name="P14" style:family="paragraph" style:parent-style-name="Standard">
      <style:text-properties officeooo:rsid="0034ac27"/>
    </style:style>
    <style:style style:name="P15" style:family="paragraph" style:parent-style-name="Standard">
      <style:text-properties officeooo:rsid="0034ac27" officeooo:paragraph-rsid="00503e99"/>
    </style:style>
    <style:style style:name="P16" style:family="paragraph" style:parent-style-name="Standard">
      <style:text-properties officeooo:rsid="0034ac27" officeooo:paragraph-rsid="00511bed"/>
    </style:style>
    <style:style style:name="P17" style:family="paragraph" style:parent-style-name="Standard">
      <style:text-properties officeooo:rsid="005792be" officeooo:paragraph-rsid="005792be"/>
    </style:style>
    <style:style style:name="P18" style:family="paragraph" style:parent-style-name="Standard">
      <style:paragraph-properties fo:margin-top="0in" fo:margin-bottom="0in" style:contextual-spacing="false"/>
      <style:text-properties officeooo:rsid="0034ac27" officeooo:paragraph-rsid="0034ac27"/>
    </style:style>
    <style:style style:name="P19" style:family="paragraph" style:parent-style-name="Text_20_body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34ac27" officeooo:paragraph-rsid="0034ac27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451cc4" officeooo:paragraph-rsid="00451cc4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55e6e9" officeooo:paragraph-rsid="0055e6e9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055e6e9" officeooo:paragraph-rsid="00563e50"/>
    </style:style>
    <style:style style:name="P24" style:family="paragraph" style:parent-style-name="Text_20_body">
      <style:text-properties officeooo:paragraph-rsid="002c83bc"/>
    </style:style>
    <style:style style:name="P25" style:family="paragraph" style:parent-style-name="Text_20_body">
      <style:text-properties officeooo:rsid="0031dc43" officeooo:paragraph-rsid="0031dc43"/>
    </style:style>
    <style:style style:name="P26" style:family="paragraph" style:parent-style-name="Text_20_body">
      <style:text-properties officeooo:paragraph-rsid="0043dba8"/>
    </style:style>
    <style:style style:name="P27" style:family="paragraph" style:parent-style-name="Text_20_body">
      <style:text-properties officeooo:paragraph-rsid="004717e0"/>
    </style:style>
    <style:style style:name="P28" style:family="paragraph" style:parent-style-name="Text_20_body">
      <style:text-properties officeooo:rsid="0034ac27" officeooo:paragraph-rsid="004a911b"/>
    </style:style>
    <style:style style:name="P29" style:family="paragraph" style:parent-style-name="Text_20_body">
      <style:text-properties officeooo:rsid="0034ac27" officeooo:paragraph-rsid="004bf9be"/>
    </style:style>
    <style:style style:name="P30" style:family="paragraph" style:parent-style-name="Text_20_body">
      <style:text-properties officeooo:rsid="0034ac27" officeooo:paragraph-rsid="004eb840"/>
    </style:style>
    <style:style style:name="P31" style:family="paragraph" style:parent-style-name="Text_20_body">
      <style:text-properties officeooo:rsid="0034ac27" officeooo:paragraph-rsid="00511bed"/>
    </style:style>
    <style:style style:name="P32" style:family="paragraph" style:parent-style-name="Text_20_body">
      <style:text-properties officeooo:rsid="0034ac27" officeooo:paragraph-rsid="0054f5ae"/>
    </style:style>
    <style:style style:name="P33" style:family="paragraph" style:parent-style-name="Text_20_body">
      <style:text-properties officeooo:paragraph-rsid="004a911b"/>
    </style:style>
    <style:style style:name="P34" style:family="paragraph" style:parent-style-name="Heading_20_3">
      <style:text-properties officeooo:paragraph-rsid="0041e352"/>
    </style:style>
    <style:style style:name="P35" style:family="paragraph" style:parent-style-name="Table_20_Contents">
      <style:text-properties style:font-name="tahoma" fo:font-size="10.5pt"/>
    </style:style>
    <style:style style:name="P36" style:family="paragraph" style:parent-style-name="Standard">
      <style:text-properties style:font-name="courier new" fo:font-size="12pt" officeooo:rsid="002601e7" officeooo:paragraph-rsid="002601e7"/>
    </style:style>
    <style:style style:name="P37" style:family="paragraph" style:parent-style-name="Standard">
      <style:text-properties style:font-name="tahoma" fo:font-size="10.5pt"/>
    </style:style>
    <style:style style:name="P38" style:family="paragraph" style:parent-style-name="Standard">
      <style:text-properties style:font-name="tahoma" fo:font-size="10.5pt" officeooo:rsid="003761b4" officeooo:paragraph-rsid="003761b4"/>
    </style:style>
    <style:style style:name="P39" style:family="paragraph" style:parent-style-name="Standard">
      <style:text-properties style:font-name="tahoma" fo:font-size="10.5pt" fo:font-style="normal" officeooo:paragraph-rsid="003af7fe" style:font-style-asian="normal" style:font-style-complex="normal"/>
    </style:style>
    <style:style style:name="P40" style:family="paragraph" style:parent-style-name="Standard">
      <style:text-properties fo:font-weight="bold" officeooo:rsid="0029a4af" officeooo:paragraph-rsid="0029a4af" style:font-weight-asian="bold" style:font-weight-complex="bold"/>
    </style:style>
    <style:style style:name="P41" style:family="paragraph" style:parent-style-name="Standard">
      <style:text-properties fo:font-weight="bold" officeooo:rsid="001d686b" officeooo:paragraph-rsid="001d686b" style:font-weight-asian="bold" style:font-weight-complex="bold"/>
    </style:style>
    <style:style style:name="P42" style:family="paragraph" style:parent-style-name="Standard">
      <style:text-properties style:font-name="Liberation Serif" fo:font-size="12pt" officeooo:rsid="002155db" officeooo:paragraph-rsid="002155db"/>
    </style:style>
    <style:style style:name="P43" style:family="paragraph" style:parent-style-name="Standard">
      <style:text-properties style:font-name="Liberation Serif" fo:font-size="12pt" officeooo:rsid="002601e7" officeooo:paragraph-rsid="002601e7"/>
    </style:style>
    <style:style style:name="P44" style:family="paragraph" style:parent-style-name="Standard">
      <style:text-properties style:font-name="Liberation Serif" fo:font-size="12pt" fo:font-weight="normal" officeooo:rsid="002601e7" officeooo:paragraph-rsid="002601e7" style:font-weight-asian="normal" style:font-weight-complex="normal"/>
    </style:style>
    <style:style style:name="P45" style:family="paragraph" style:parent-style-name="Standard">
      <style:text-properties style:font-name="Liberation Serif" fo:font-weight="normal" style:font-weight-asian="normal" style:font-weight-complex="normal"/>
    </style:style>
    <style:style style:name="P46" style:family="paragraph" style:parent-style-name="Standard">
      <style:text-properties style:font-name="Liberation Serif" fo:font-weight="normal" officeooo:paragraph-rsid="002601e7" style:font-weight-asian="normal" style:font-weight-complex="normal"/>
    </style:style>
    <style:style style:name="P47" style:family="paragraph" style:parent-style-name="Standard">
      <style:text-properties officeooo:rsid="002601e7" officeooo:paragraph-rsid="002601e7"/>
    </style:style>
    <style:style style:name="P48" style:family="paragraph" style:parent-style-name="Standard">
      <style:text-properties officeooo:rsid="002a26be" officeooo:paragraph-rsid="002a26be"/>
    </style:style>
    <style:style style:name="P49" style:family="paragraph" style:parent-style-name="Standard">
      <style:text-properties officeooo:paragraph-rsid="003af7fe"/>
    </style:style>
    <style:style style:name="P50" style:family="paragraph" style:parent-style-name="Standard">
      <style:text-properties officeooo:paragraph-rsid="003dc95a"/>
    </style:style>
    <style:style style:name="P51" style:family="paragraph" style:parent-style-name="Text_20_body">
      <style:text-properties officeooo:rsid="002bd8fa" officeooo:paragraph-rsid="002c83bc"/>
    </style:style>
    <style:style style:name="P52" style:family="paragraph" style:parent-style-name="Text_20_body">
      <style:text-properties style:font-name="tahoma" fo:font-size="10.5pt" officeooo:rsid="002e6b49" officeooo:paragraph-rsid="002e6b49"/>
    </style:style>
    <style:style style:name="P53" style:family="paragraph" style:parent-style-name="Text_20_body">
      <style:text-properties fo:font-weight="bold" officeooo:rsid="002bd8fa" officeooo:paragraph-rsid="002bd8fa" style:font-weight-asian="bold" style:font-weight-complex="bold"/>
    </style:style>
    <style:style style:name="P54" style:family="paragraph" style:parent-style-name="Text_20_body">
      <style:text-properties fo:font-weight="bold" officeooo:rsid="003097d5" officeooo:paragraph-rsid="003097d5" style:font-weight-asian="bold" style:font-weight-complex="bold"/>
    </style:style>
    <style:style style:name="P55" style:family="paragraph" style:parent-style-name="Text_20_body">
      <style:text-properties officeooo:paragraph-rsid="00650c6e"/>
    </style:style>
    <style:style style:name="P56" style:family="paragraph" style:parent-style-name="Text_20_body">
      <style:text-properties officeooo:paragraph-rsid="004a911b"/>
    </style:style>
    <style:style style:name="P57" style:family="paragraph" style:parent-style-name="Text_20_body">
      <style:text-properties officeooo:rsid="0034ac27" officeooo:paragraph-rsid="004a911b"/>
    </style:style>
    <style:style style:name="P58" style:family="paragraph" style:parent-style-name="Text_20_body">
      <style:paragraph-properties fo:margin-top="0in" fo:margin-bottom="0in" style:contextual-spacing="false"/>
      <style:text-properties style:font-name="tahoma" fo:font-size="10.5pt"/>
    </style:style>
    <style:style style:name="P59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60" style:family="paragraph" style:parent-style-name="Text_20_body">
      <style:paragraph-properties fo:margin-top="0in" fo:margin-bottom="0in" style:contextual-spacing="false"/>
      <style:text-properties style:font-name="Liberation Serif" fo:font-size="10.5pt" officeooo:rsid="00339d9d" officeooo:paragraph-rsid="00339d9d"/>
    </style:style>
    <style:style style:name="T1" style:family="text">
      <style:text-properties officeooo:rsid="001e67b1"/>
    </style:style>
    <style:style style:name="T2" style:family="text">
      <style:text-properties officeooo:rsid="002567f2"/>
    </style:style>
    <style:style style:name="T3" style:family="text">
      <style:text-properties style:font-name="courier new" fo:font-size="12pt"/>
    </style:style>
    <style:style style:name="T4" style:family="text">
      <style:text-properties style:font-name="courier new" fo:font-size="12pt" officeooo:rsid="00361bdf"/>
    </style:style>
    <style:style style:name="T5" style:family="text">
      <style:text-properties style:font-name="courier new" fo:font-size="12pt" officeooo:rsid="00367da6"/>
    </style:style>
    <style:style style:name="T6" style:family="text">
      <style:text-properties style:font-name="courier new" fo:font-size="12pt" officeooo:rsid="0043dba8"/>
    </style:style>
    <style:style style:name="T7" style:family="text">
      <style:text-properties style:font-name="courier new" fo:font-size="12pt" officeooo:rsid="004a911b"/>
    </style:style>
    <style:style style:name="T8" style:family="text">
      <style:text-properties style:font-name="courier new" fo:font-size="12pt" officeooo:rsid="004bf9be"/>
    </style:style>
    <style:style style:name="T9" style:family="text">
      <style:text-properties style:font-name="courier new" fo:font-size="10.5pt"/>
    </style:style>
    <style:style style:name="T10" style:family="text">
      <style:text-properties style:font-name="courier new" fo:font-size="10.5pt" officeooo:rsid="00367da6"/>
    </style:style>
    <style:style style:name="T11" style:family="text">
      <style:text-properties style:font-name="courier new" fo:font-size="10.5pt" officeooo:rsid="00511bed"/>
    </style:style>
    <style:style style:name="T12" style:family="text">
      <style:text-properties style:font-name="courier new" fo:font-size="10.5pt" officeooo:rsid="00563e50"/>
    </style:style>
    <style:style style:name="T13" style:family="text">
      <style:text-properties style:font-name="courier new" fo:font-size="10.5pt" fo:font-weight="normal" style:font-weight-asian="normal" style:font-weight-complex="normal"/>
    </style:style>
    <style:style style:name="T14" style:family="text">
      <style:text-properties fo:font-size="12pt"/>
    </style:style>
    <style:style style:name="T15" style:family="text">
      <style:text-properties fo:font-size="12pt" officeooo:rsid="00367da6"/>
    </style:style>
    <style:style style:name="T16" style:family="text">
      <style:text-properties fo:font-size="12pt" officeooo:rsid="004a911b"/>
    </style:style>
    <style:style style:name="T17" style:family="text">
      <style:text-properties style:font-name="tahoma" fo:font-size="10.5pt"/>
    </style:style>
    <style:style style:name="T18" style:family="text">
      <style:text-properties style:font-name="tahoma" fo:font-size="10.5pt" officeooo:rsid="00333c94"/>
    </style:style>
    <style:style style:name="T19" style:family="text">
      <style:text-properties style:font-name="tahoma" fo:font-size="10.5pt" officeooo:rsid="003906ac"/>
    </style:style>
    <style:style style:name="T20" style:family="text">
      <style:text-properties style:font-name="tahoma" fo:font-size="10.5pt" officeooo:rsid="003af7fe"/>
    </style:style>
    <style:style style:name="T21" style:family="text">
      <style:text-properties style:font-name="tahoma" fo:font-size="10.5pt" officeooo:rsid="003c65c0"/>
    </style:style>
    <style:style style:name="T22" style:family="text">
      <style:text-properties style:font-name="tahoma" fo:font-size="10.5pt" officeooo:rsid="003dc95a"/>
    </style:style>
    <style:style style:name="T23" style:family="text">
      <style:text-properties style:font-name="tahoma" fo:font-size="10.5pt" officeooo:rsid="0041e352"/>
    </style:style>
    <style:style style:name="T24" style:family="text">
      <style:text-properties style:font-name="tahoma" fo:font-size="10.5pt" officeooo:rsid="0042cbc7"/>
    </style:style>
    <style:style style:name="T25" style:family="text">
      <style:text-properties style:font-name="tahoma" fo:font-size="10.5pt" fo:background-color="#add8e6"/>
    </style:style>
    <style:style style:name="T26" style:family="text">
      <style:text-properties style:font-name="tahoma" fo:font-size="10.5pt" officeooo:rsid="004eb840" fo:background-color="#add8e6"/>
    </style:style>
    <style:style style:name="T27" style:family="text">
      <style:text-properties style:font-name="tahoma" fo:font-size="10.5pt" fo:background-color="#ff8c00"/>
    </style:style>
    <style:style style:name="T28" style:family="text">
      <style:text-properties style:font-name="tahoma" fo:font-size="10.5pt" officeooo:rsid="004717e0"/>
    </style:style>
    <style:style style:name="T29" style:family="text">
      <style:text-properties style:font-name="tahoma" fo:font-size="10.5pt" officeooo:rsid="0047f3aa"/>
    </style:style>
    <style:style style:name="T30" style:family="text">
      <style:text-properties style:font-name="tahoma" fo:font-size="10.5pt" officeooo:rsid="004a911b"/>
    </style:style>
    <style:style style:name="T31" style:family="text">
      <style:text-properties style:font-name="tahoma" fo:font-size="10.5pt" officeooo:rsid="004bf9be"/>
    </style:style>
    <style:style style:name="T32" style:family="text">
      <style:text-properties style:font-name="tahoma" fo:font-size="10.5pt" officeooo:rsid="004d8055"/>
    </style:style>
    <style:style style:name="T33" style:family="text">
      <style:text-properties style:font-name="tahoma" fo:font-size="10.5pt" officeooo:rsid="004eb840"/>
    </style:style>
    <style:style style:name="T34" style:family="text">
      <style:text-properties style:font-name="tahoma" fo:font-size="10.5pt" officeooo:rsid="00503e99"/>
    </style:style>
    <style:style style:name="T35" style:family="text">
      <style:text-properties style:font-name="tahoma" fo:font-size="10.5pt" officeooo:rsid="00511bed"/>
    </style:style>
    <style:style style:name="T36" style:family="text">
      <style:text-properties style:font-name="tahoma" fo:font-size="10.5pt" officeooo:rsid="0054f5ae"/>
    </style:style>
    <style:style style:name="T37" style:family="text">
      <style:text-properties style:font-name="tahoma" fo:font-size="10.5pt" fo:font-style="italic" officeooo:rsid="003dc95a" style:font-style-asian="italic" style:font-style-complex="italic"/>
    </style:style>
    <style:style style:name="T38" style:family="text">
      <style:text-properties style:font-name="tahoma" fo:font-size="10.5pt" fo:font-style="normal" officeooo:rsid="003dc95a" style:font-style-asian="normal" style:font-style-complex="normal"/>
    </style:style>
    <style:style style:name="T39" style:family="text">
      <style:text-properties style:font-name="tahoma" fo:font-size="10.5pt" fo:font-style="normal" officeooo:rsid="0061cd10" style:font-style-asian="normal" style:font-style-complex="normal"/>
    </style:style>
    <style:style style:name="T40" style:family="text">
      <style:text-properties style:font-name="tahoma" fo:font-size="10.5pt" fo:font-style="normal" officeooo:rsid="0061ff52" style:font-style-asian="normal" style:font-style-complex="normal"/>
    </style:style>
    <style:style style:name="T41" style:family="text">
      <style:text-properties style:font-name="tahoma" fo:font-size="10.5pt" fo:font-weight="normal" officeooo:rsid="0047f3aa" style:font-weight-asian="normal" style:font-weight-complex="normal"/>
    </style:style>
    <style:style style:name="T42" style:family="text">
      <style:text-properties style:font-name="tahoma" fo:font-size="10.5pt" fo:font-weight="normal" officeooo:rsid="004717e0" style:font-weight-asian="normal" style:font-weight-complex="normal"/>
    </style:style>
    <style:style style:name="T43" style:family="text">
      <style:text-properties fo:font-size="10.5pt"/>
    </style:style>
    <style:style style:name="T44" style:family="text">
      <style:text-properties fo:font-size="10.5pt" officeooo:rsid="00333c94"/>
    </style:style>
    <style:style style:name="T45" style:family="text">
      <style:text-properties fo:font-size="10.5pt" officeooo:rsid="004717e0"/>
    </style:style>
    <style:style style:name="T46" style:family="text">
      <style:text-properties fo:font-size="10.5pt" officeooo:rsid="00367da6"/>
    </style:style>
    <style:style style:name="T47" style:family="text">
      <style:text-properties fo:font-size="10.5pt" officeooo:rsid="004eb840"/>
    </style:style>
    <style:style style:name="T48" style:family="text">
      <style:text-properties fo:font-size="10.5pt" officeooo:rsid="004eb840" fo:background-color="#add8e6"/>
    </style:style>
    <style:style style:name="T49" style:family="text">
      <style:text-properties officeooo:rsid="005d6956"/>
    </style:style>
    <style:style style:name="T50" style:family="text">
      <style:text-properties style:font-name="Liberation Serif" fo:font-size="12pt" officeooo:rsid="00361bdf"/>
    </style:style>
    <style:style style:name="T51" style:family="text">
      <style:text-properties style:font-name="Liberation Serif" fo:font-size="12pt" officeooo:rsid="0043dba8"/>
    </style:style>
    <style:style style:name="T52" style:family="text">
      <style:text-properties style:font-name="Liberation Serif" fo:font-size="12pt" officeooo:rsid="00367da6"/>
    </style:style>
    <style:style style:name="T53" style:family="text">
      <style:text-properties style:font-name="Liberation Serif" fo:font-size="12pt" officeooo:rsid="004a911b"/>
    </style:style>
    <style:style style:name="T54" style:family="text">
      <style:text-properties style:font-name="Liberation Serif" fo:font-size="12pt" fo:font-weight="bold" officeooo:rsid="00367da6" style:font-weight-asian="bold" style:font-weight-complex="bold"/>
    </style:style>
    <style:style style:name="T55" style:family="text">
      <style:text-properties style:font-name="Liberation Serif" fo:font-size="12pt" fo:font-weight="bold" officeooo:rsid="004a911b" style:font-weight-asian="bold" style:font-weight-complex="bold"/>
    </style:style>
    <style:style style:name="T56" style:family="text">
      <style:text-properties style:font-name="Liberation Serif" fo:font-size="12pt" fo:font-weight="normal" officeooo:rsid="00367da6" style:font-weight-asian="normal" style:font-weight-complex="normal"/>
    </style:style>
    <style:style style:name="T57" style:family="text">
      <style:text-properties style:font-name="Liberation Serif" fo:font-size="12pt" fo:font-weight="normal" officeooo:rsid="004a911b" style:font-weight-asian="normal" style:font-weight-complex="normal"/>
    </style:style>
    <style:style style:name="T58" style:family="text">
      <style:text-properties style:font-name="Liberation Serif" fo:font-size="12pt" fo:font-weight="normal" officeooo:rsid="004bf9be" style:font-weight-asian="normal" style:font-weight-complex="normal"/>
    </style:style>
    <style:style style:name="T59" style:family="text">
      <style:text-properties style:font-name="Liberation Serif" fo:font-size="12pt" officeooo:rsid="004bf9be"/>
    </style:style>
    <style:style style:name="T60" style:family="text">
      <style:text-properties style:font-name="Liberation Serif" fo:font-size="10.5pt" officeooo:rsid="004717e0"/>
    </style:style>
    <style:style style:name="T61" style:family="text">
      <style:text-properties style:font-name="Liberation Serif" fo:font-size="10.5pt" fo:font-weight="normal" officeooo:rsid="004717e0" style:font-weight-asian="normal" style:font-weight-complex="normal"/>
    </style:style>
    <style:style style:name="T62" style:family="text">
      <style:text-properties style:font-name="Liberation Serif" fo:font-size="10.5pt" fo:font-weight="normal" officeooo:rsid="00367da6" style:font-weight-asian="normal" style:font-weight-complex="normal"/>
    </style:style>
    <style:style style:name="T63" style:family="text">
      <style:text-properties style:font-name="Liberation Serif" fo:font-size="10.5pt" fo:font-weight="normal" officeooo:rsid="004a911b" style:font-weight-asian="normal" style:font-weight-complex="normal"/>
    </style:style>
    <style:style style:name="T64" style:family="text">
      <style:text-properties style:font-name="Liberation Serif" fo:font-size="10.5pt" fo:font-weight="normal" officeooo:rsid="004bf9be" style:font-weight-asian="normal" style:font-weight-complex="normal"/>
    </style:style>
    <style:style style:name="T65" style:family="text">
      <style:text-properties style:font-name="Liberation Serif" fo:font-size="10.5pt" fo:font-weight="normal" officeooo:rsid="004d8055" style:font-weight-asian="normal" style:font-weight-complex="normal"/>
    </style:style>
    <style:style style:name="T66" style:family="text">
      <style:text-properties style:font-name="Liberation Serif" fo:font-size="10.5pt" fo:font-weight="normal" officeooo:rsid="004eb840" style:font-weight-asian="normal" style:font-weight-complex="normal"/>
    </style:style>
    <style:style style:name="T67" style:family="text">
      <style:text-properties style:font-name="Liberation Serif" fo:font-size="10.5pt" fo:font-weight="normal" officeooo:rsid="004eb840" fo:background-color="#add8e6" style:font-weight-asian="normal" style:font-weight-complex="normal"/>
    </style:style>
    <style:style style:name="T68" style:family="text">
      <style:text-properties style:font-name="Liberation Serif" fo:font-size="10.5pt" officeooo:rsid="00367da6"/>
    </style:style>
    <style:style style:name="T69" style:family="text">
      <style:text-properties style:font-name="Liberation Serif" fo:font-size="10.5pt" fo:font-weight="bold" officeooo:rsid="00367da6" style:font-weight-asian="bold" style:font-weight-complex="bold"/>
    </style:style>
    <style:style style:name="T70" style:family="text">
      <style:text-properties style:font-name="Liberation Serif" fo:font-size="10.5pt" officeooo:rsid="004a911b"/>
    </style:style>
    <style:style style:name="T71" style:family="text">
      <style:text-properties style:font-name="Liberation Serif" fo:font-size="10.5pt" officeooo:rsid="004bf9be"/>
    </style:style>
    <style:style style:name="T72" style:family="text">
      <style:text-properties style:font-name="Liberation Serif" fo:font-size="10.5pt" officeooo:rsid="004d8055"/>
    </style:style>
    <style:style style:name="T73" style:family="text">
      <style:text-properties style:font-name="Liberation Serif" fo:font-size="10.5pt" officeooo:rsid="004eb840"/>
    </style:style>
    <style:style style:name="T74" style:family="text">
      <style:text-properties style:font-name="Liberation Serif" fo:font-size="10.5pt" officeooo:rsid="004eb840" fo:background-color="#add8e6"/>
    </style:style>
    <style:style style:name="T75" style:family="text">
      <style:text-properties officeooo:rsid="005ec3d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ttp://www.orzota.com/pig-for-beginners/</text:p>
      <text:p text:style-name="P41">HADOOP ÜZERİNDE PİG LATİN ÇALIŞTIRMA</text:p>
      <text:p text:style-name="P1"/>
      <text:p text:style-name="P5"><text:a xlink:type="simple" xlink:href="http://www.informatik.uni-freiburg.de/~cziegler/BX/">http://www.informatik.uni-freiburg.de/~cziegler/BX/</text:a></text:p>
      <text:p text:style-name="P5">adresinden verileri çekebiliriz. </text:p>
      <text:p text:style-name="P5"/>
      <text:p text:style-name="P2">sudo wget /usr/local <text:a xlink:type="simple" xlink:href="http://ftp.itu.edu.tr/Mirror/Apache/pig/pig-0.12.0/pig-0.12.0.tar.gz">http://ftp.itu.edu.tr/Mirror/Apache/pig/pig-0.12.0/pig-0.12.0.tar.gz</text:a></text:p>
      <text:p text:style-name="P3">sudo tar -xvf <text:s/>/usr/local/<text:a xlink:type="simple" xlink:href="http://ftp.itu.edu.tr/Mirror/Apache/pig/pig-0.12.0/pig-0.12.0.tar.gz"><text:span text:style-name="T1">pig-0.12.0.tar.gz</text:span></text:a></text:p>
      <text:p text:style-name="P3">sudo mv <text:a xlink:type="simple" xlink:href="http://ftp.itu.edu.tr/Mirror/Apache/pig/pig-0.12.0/pig-0.12.0.tar.gz"><text:span text:style-name="T1">pig-0.12.0.tar.gz</text:span></text:a><text:span text:style-name="T1"> </text:span>pig</text:p>
      <text:p text:style-name="P4">sudo chmod 750 pig</text:p>
      <text:p text:style-name="P42"/>
      <text:p text:style-name="P42">$ export PIG_HOME=/<text:span text:style-name="T2">usr/local/pig</text:span></text:p>
      <text:p text:style-name="P43">veya</text:p>
      <text:p text:style-name="P6"/>
      <text:p text:style-name="P6">.bashrc ye:</text:p>
      <text:p text:style-name="P6"/>
      <text:p text:style-name="P44">$ export PIG_HOME='/Users/Work/pig-0.10.0' </text:p>
      <text:p text:style-name="P46"><text:span text:style-name="T14">$ export PATH=$HADOOP_HOME/bin:$PIG_HOME/bin:$PATH</text:span> </text:p>
      <text:p text:style-name="P46"/>
      <text:p text:style-name="P7">yi ekliyoruz.</text:p>
      <text:p text:style-name="P7"/>
      <text:p text:style-name="P8">&lt;&lt;JAVA_HOME&gt;&gt; set edilmiş oldugundan emin ol.</text:p>
      <text:p text:style-name="P8"/>
      <text:p text:style-name="P40">ÇALIŞTIRMA MODLARI</text:p>
      <text:p text:style-name="P9">2 modda çalıştırılabilir.</text:p>
      <text:p text:style-name="P9"/>
      <text:p text:style-name="P9">1-Local Mode</text:p>
      <text:p text:style-name="P9">2-Map-Reduce Mode</text:p>
      <text:p text:style-name="P9"/>
      <text:p text:style-name="P53">1-Lokal Modda Çalıştırmak için:</text:p>
      <text:p text:style-name="P51">Genellikle <text:span text:style-name="T49">test </text:span>ve Pig Scriptlerinin tek bir makinede ele alınabilecek kadar büyüklükteki makine üzerinde debug edilmesi amaçlı kullanılır. Lokal dosya sistemine erişmek için tek bir JVM kullanır.</text:p>
      <text:p text:style-name="P52">Lokal modda çalışmak için pig I çalıştırırken -x local parametresi ile çalıştırılır.</text:p>
      <text:p text:style-name="P24"><text:span text:style-name="T43"><text:line-break/></text:span><text:span text:style-name="Strong_20_Emphasis"><text:span text:style-name="T43">  </text:span></text:span><text:span text:style-name="Strong_20_Emphasis"><text:span text:style-name="T3">$ pig -x local</text:span></text:span><text:span text:style-name="T14"><text:line-break/></text:span><text:span text:style-name="Strong_20_Emphasis"><text:span text:style-name="T14">  </text:span></text:span><text:span text:style-name="Strong_20_Emphasis"><text:span text:style-name="T3">grunt&gt;</text:span></text:span> </text:p>
      <text:p text:style-name="P54">2-MapReduce Mod</text:p>
      <text:p text:style-name="P25">Bu modda Pig sorgusu Hadoop Cluster üzerinde çalıştırılan MapReduce Jobına dönüştürülür.</text:p>
      <text:p text:style-name="P59"><text:span text:style-name="T44">Bu dönüştürüm pseudo distributed veya fully distrubuted olabilir.</text:span><text:span text:style-name="T43"> </text:span></text:p>
      <text:p text:style-name="P60">İlk iş olarak Pig ve Hadoop arasındaki versiyon uyumunun oldugunun kontrolu yapılmalıdır.</text:p>
      <text:p text:style-name="P58"><text:s/></text:p>
      <text:p text:style-name="P20"><text:span text:style-name="T3">$ export PIG_CLASSPATH=$HADOOP_HOME/conf/ </text:span><text:span text:style-name="T50">diyerek hadoop ile pigi eşliyoruz.</text:span></text:p>
      <text:p text:style-name="P18"><text:span text:style-name="Strong_20_Emphasis"><text:span text:style-name="T5">$ pig </text:span></text:span></text:p>
      <text:p text:style-name="Standard">  <text:span text:style-name="T3">[main] INFO  org.apache.pig.Main – Apache Pig version 0.10.0 (r1328203) compiled Apr 19 2012, 22:54:12</text:span> </text:p>
      <text:p text:style-name="Standard">  <text:span text:style-name="T3">[main] INFO  org.apache.pig.Main – Logging error messages to: /Users/varadmeru/pig_1351858332488.log</text:span> </text:p>
      <text:p text:style-name="Standard">  <text:span text:style-name="T3">[main] INFO  org.apache.pig.backend.hadoop.executionengine.HExecutionEngine – Connecting to </text:span><text:span text:style-name="Strong_20_Emphasis"><text:span text:style-name="T3">hadoop file system at: hdfs://localhost:9000</text:span></text:span> </text:p>
      <text:p text:style-name="Standard"><text:soft-page-break/>  <text:span text:style-name="T3">main] INFO  org.apache.pig.backend.hadoop.executionengine.HExecutionEngine – Connecting to </text:span><text:span text:style-name="Strong_20_Emphasis"><text:span text:style-name="T3">map-reduce</text:span></text:span><text:span text:style-name="T3"> </text:span><text:span text:style-name="Strong_20_Emphasis"><text:span text:style-name="T3">job tracker at: localhost:9001</text:span></text:span> </text:p>
      <text:p text:style-name="Standard"><text:span text:style-name="Strong_20_Emphasis">  </text:span><text:span text:style-name="Strong_20_Emphasis"><text:span text:style-name="T3">grunt&gt; </text:span></text:span> </text:p>
      <text:p text:style-name="P37"/>
      <text:p text:style-name="P38">File System ve jobtracker ile ilgili logları pig başlatı<text:span text:style-name="T75">lı</text:span>nca görebiliriz.</text:p>
      <text:p text:style-name="P10"><text:span text:style-name="T17">Grunt, </text:span><text:span text:style-name="T19">Pig sorguları yapılabilmesi için etkileşimli kabuktur.</text:span></text:p>
      <text:p text:style-name="P10"><text:span text:style-name="Emphasis"><text:span text:style-name="T20"/></text:span></text:p>
      <text:p text:style-name="P10"><text:span text:style-name="Emphasis"><text:span text:style-name="T20">Pİg 3 şekilde çalıştırılabilir:</text:span></text:span></text:p>
      <text:p text:style-name="P10"><text:span text:style-name="Emphasis"><text:span text:style-name="T20">1-scrpit olarak</text:span></text:span></text:p>
      <text:p text:style-name="P10"><text:span text:style-name="Emphasis"><text:span text:style-name="T20">2-grunt etkileşimli kabuk yoluyla</text:span></text:span></text:p>
      <text:p text:style-name="P11"><text:span text:style-name="Emphasis"><text:span text:style-name="T21">3-Scriptin içine gömülmüş java koduyla</text:span></text:span></text:p>
      <text:p text:style-name="P12"><text:span text:style-name="Emphasis"><text:span text:style-name="T22"/></text:span></text:p>
      <text:p text:style-name="P12"><text:span text:style-name="Emphasis"><text:span text:style-name="T38">Birden fazla pig scriptini çalıştırmak için bun</text:span></text:span><text:span text:style-name="Emphasis"><text:span text:style-name="T39">la</text:span></text:span><text:span text:style-name="Emphasis"><text:span text:style-name="T40">r</text:span></text:span><text:span text:style-name="Emphasis"><text:span text:style-name="T38">ı tek bir dosyaya yazıp, batch modda çalıştırılması önerilmektedir.</text:span></text:span></text:p>
      <text:p text:style-name="P39"/>
      <text:h text:style-name="P34" text:outline-level="3"><text:span text:style-name="Strong_20_Emphasis"><text:span text:style-name="T23">BatchModda Script Çalıştırma</text:span></text:span></text:h>
      <text:p text:style-name="P55"><text:span text:style-name="T24">Lokal Modda çalıştırma</text:span></text:p>
      <text:p text:style-name="P55"><text:line-break/><text:span text:style-name="T3">$ pig -x local BookXGroupByYear.pig</text:span></text:p>
      <text:p text:style-name="P26"><text:span text:style-name="T51">Not: MapReduce Modda dosyalar HDFS üzerinden alınır ve sonuçlar yine HDFS üzerinde depolanır.</text:span><text:line-break/></text:p>
      <text:p text:style-name="P21">MapReduce Modda Çalıştırma:</text:p>
      <text:p text:style-name="P19">  <text:span text:style-name="T3">$ pig -x mapreduce BookXGroupByYear.pig</text:span> </text:p>
      <text:p text:style-name="P21">yada</text:p>
      <text:p text:style-name="P19">  <text:span text:style-name="T3">$ pig BookXGroupByYear.pig</text:span> 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17">Problem</text:span></text:span></text:p>
      <text:p text:style-name="P27"><text:span text:style-name="Strong_20_Emphasis"><text:span text:style-name="T61">Heryıl için kitap yayınlanma sıklıgını bulmak istiyoruz.</text:span></text:span></text:p>
      <text:p text:style-name="P27"><text:span text:style-name="Strong_20_Emphasis"><text:span text:style-name="T41">İnput veri kümemiz</text:span></text:span><text:span text:style-name="Strong_20_Emphasis"><text:span text:style-name="T42"> (file BX-Books.csv) i</text:span></text:span><text:span text:style-name="Strong_20_Emphasis"><text:span text:style-name="T41">şeklinde bir csv dosyası</text:span></text:span><text:span text:style-name="Strong_20_Emphasis"><text:span text:style-name="T42">. 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25">"ISBN";"Book-Title";"Book-Author";"Year-Of-Publication";"Publisher";"Image-URL-S";"Image-URL-M";"Image-URL-L"</text:span> </text:p>
            <text:p text:style-name="Table_20_Contents"><text:span text:style-name="T17">"0195153448";"Classical Mythology";"Mark P. O. Morford";"</text:span><text:span text:style-name="T27">2002</text:span><text:span text:style-name="T17">";"Oxford University Press";"http://images.amazon.com/images/P/0195153448.01.THUMBZZZ.jpg";</text:span> </text:p>
            <text:p text:style-name="Table_20_Contents"><text:span text:style-name="T17">"http://images.amazon.com/images/P/0195153448.01.MZZZZZZZ.jpg";"http://images.amazon.com/images/P/0195153448.01.LZZZZZZZ.jpg"</text:span> </text:p>
            <text:p text:style-name="Table_20_Contents">  … </text:p>
            <text:p text:style-name="Table_20_Contents"><text:span text:style-name="T17">"0002005018";"Clara Callan";"Richard Bruce Wright";"</text:span><text:span text:style-name="T27">2001</text:span><text:span text:style-name="T17">";"HarperFlamingo Canada";"http://images.amazon.com/images/P/0002005018.01.THUMBZZZ.jpg";</text:span> </text:p>
            <text:p text:style-name="P35">"http://images.amazon.com/images/P/0002005018.01.MZZZZZZZ.jpg";"http://images.amazon.com/images/P/0002005018.01.LZZZZZZZ.jpg</text:p>
          </table:table-cell>
        </table:table-row>
      </table:table>
      <text:p text:style-name="P33"><text:span text:style-name="Strong_20_Emphasis"><text:span text:style-name="T30"/></text:span></text:p>
      <text:p text:style-name="P33"><text:span text:style-name="Strong_20_Emphasis"><text:span text:style-name="T30"/></text:span></text:p>
      <text:p text:style-name="P33"><text:span text:style-name="Strong_20_Emphasis"><text:span text:style-name="T30"/></text:span></text:p>
      <text:p text:style-name="P33"><text:span text:style-name="Strong_20_Emphasis"><text:span text:style-name="T30"/></text:span></text:p>
      <text:p text:style-name="P33"><text:span text:style-name="Strong_20_Emphasis"><text:span text:style-name="T30"/></text:span></text:p>
      <text:p text:style-name="P33"><text:span text:style-name="Strong_20_Emphasis"><text:span text:style-name="T30"/></text:span></text:p>
      <text:p text:style-name="P33"><text:soft-page-break/><text:span text:style-name="Strong_20_Emphasis"><text:span text:style-name="T30">Verileri kullanabileceğimiz formata getirebilmek için:</text:span></text:span></text:p>
      <text:p text:style-name="P33"><text:span text:style-name="Strong_20_Emphasis"><text:span text:style-name="T30"/></text:span></text:p>
      <text:p text:style-name="P14"><text:span text:style-name="Strong_20_Emphasis"><text:span text:style-name="T62">$ cd /Users/Work/Data/BX-CSV-Dump</text:span></text:span><text:span text:style-name="Strong_20_Emphasis"><text:span text:style-name="T56"> </text:span></text:span></text:p>
      <text:p text:style-name="P45"><text:span text:style-name="T43">$ sed 's/&amp;amp;/&amp;/g' BX-Books.csv | sed -e '1d' |sed 's/;/$$$/g' | sed 's/"$$$"/";"/g' &gt; BX-BooksCorrected.txt</text:span> </text:p>
      <text:p text:style-name="P28"><text:span text:style-name="Strong_20_Emphasis"><text:span text:style-name="T57"/></text:span></text:p>
      <text:p text:style-name="P28"><text:span text:style-name="Strong_20_Emphasis"><text:span text:style-name="T57">kullanıyoruz.</text:span></text:span></text:p>
      <text:p text:style-name="P29"><text:span text:style-name="Strong_20_Emphasis"><text:span text:style-name="T58">Sed komutu ile ; ile </text:span></text:span><text:span text:style-name="Strong_20_Emphasis"><text:span text:style-name="T63">$$$ </text:span></text:span><text:span text:style-name="Strong_20_Emphasis"><text:span text:style-name="T64">yerdeğiştirmekte ayrıca; </text:span></text:span><text:span text:style-name="Strong_20_Emphasis"><text:span text:style-name="T63"><text:s/>"&amp;amp;" </text:span></text:span><text:span text:style-name="Strong_20_Emphasis"><text:span text:style-name="T64">patern i</text:span></text:span><text:span text:style-name="Strong_20_Emphasis"><text:span text:style-name="T63"> '&amp;' </text:span></text:span><text:span text:style-name="Strong_20_Emphasis"><text:span text:style-name="T64">ile yerdeğiştirmektedir</text:span></text:span><text:span text:style-name="Strong_20_Emphasis"><text:span text:style-name="T63">. </text:span></text:span><text:span text:style-name="Strong_20_Emphasis"><text:span text:style-name="T65">Ayrıca ilk satır silinmektedir.</text:span></text:span><text:span text:style-name="Strong_20_Emphasis"><text:span text:style-name="T63"> (header line).</text:span></text:span><text:span text:style-name="Strong_20_Emphasis"><text:span text:style-name="T30"> </text:span></text:span></text:p>
      <text:p text:style-name="P29"><text:span text:style-name="Strong_20_Emphasis"><text:span text:style-name="T30"/></text:span></text:p>
      <text:p text:style-name="P30"><text:span text:style-name="Strong_20_Emphasis"><text:span text:style-name="T33">Çıktı:</text:span></text:span></text:p>
      <text:p text:style-name="P30"><text:span text:style-name="Strong_20_Emphasis"><text:span text:style-name="T66">"0393045218";"The Mummies of Urumchi;";"E. J. W. Barber";"1999";"W. W. Norton </text:span></text:span><text:span text:style-name="Strong_20_Emphasis"><text:span text:style-name="T67">&amp;amp;</text:span></text:span><text:span text:style-name="Strong_20_Emphasis"><text:span text:style-name="T66"> Company"; "http://images.amazon.com/images/P/0393045218.01.THUMBZZZ.jpg"; "http://images.amazon.com/images/P/0393045218.01.MZZZZZZZ.jpg"; "http://images.amazon.com/images/P/0393045218.01.LZZZZZZZ.jpg" </text:span></text:span></text:p>
      <text:p text:style-name="Text_20_body">                <text:span text:style-name="T17">is changed to</text:span> </text:p>
      <text:p text:style-name="Text_20_body"><text:span text:style-name="T17">"0393045218";"The Mummies of Urumchi</text:span><text:span text:style-name="T27">$$$</text:span><text:span text:style-name="T17">";"E. J. W. Barber";"1999"; "W. W. Norton </text:span><text:span text:style-name="T27">&amp;</text:span><text:span text:style-name="T17"> Company"; "http://images.amazon.com/images/P/0393045218.01.THUMBZZZ.jpg"; "http://images.amazon.com/images/P/0393045218.01.MZZZZZZZ.jpg"; "http://images.amazon.com/images/P/0393045218.01.LZZZZZZZ.jpg"</text:span> </text:p>
      <text:p text:style-name="P30"><text:span text:style-name="Strong_20_Emphasis"><text:span text:style-name="T73">şeklinde olacaktır.</text:span></text:span></text:p>
      <text:p text:style-name="P15"><text:span text:style-name="Strong_20_Emphasis"><text:span text:style-name="T34">Dosyayı HDFS e taşıyoruz.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T9">$ hadoop fs -mkdir input</text:span> </text:p>
            <text:p text:style-name="Table_20_Contents"><text:span text:style-name="T9">$ hadoop fs -put /Users/Work/Data/BX-CSV-Dump/BX-BooksCorrected.txt input</text:span> </text:p>
          </table:table-cell>
        </table:table-row>
      </table:table>
      <text:p text:style-name="P31"><text:span text:style-name="Strong_20_Emphasis"><text:span text:style-name="T35">Pİg sonucunda oluşan çıktının da HDFS üzerinde depolanacagına dikkat edelim</text:span></text:span></text:p>
      <text:p text:style-name="P32"><text:span text:style-name="Strong_20_Emphasis"><text:span text:style-name="T36">Pİg scriptin çalıştırımı:</text:span></text:span></text:p>
      <text:p text:style-name="P16"><text:span text:style-name="Strong_20_Emphasis"><text:span text:style-name="T11">$ pig</text:span></text:span><text:span text:style-name="Strong_20_Emphasis"><text:span text:style-name="T35"> </text:span></text:span></text:p>
      <text:p text:style-name="Standard"><text:span text:style-name="T9">grunt&gt; </text:span><text:span text:style-name="Strong_20_Emphasis"><text:span text:style-name="T9">BookXRecords = LOAD</text:span></text:span><text:span text:style-name="T9"> '/user/varadmeru/input/BX-BooksCorrected1.txt' </text:span></text:p>
      <text:p text:style-name="Standard"><text:span text:style-name="T9">&gt;&gt; </text:span><text:span text:style-name="Strong_20_Emphasis"><text:span text:style-name="T9">USING</text:span></text:span><text:span text:style-name="T9"> </text:span><text:span text:style-name="Strong_20_Emphasis"><text:span text:style-name="T9">PigStorage(';') AS</text:span></text:span><text:span text:style-name="T9"> (ISBN:chararray,BookTitle:chararray,</text:span> </text:p>
      <text:p text:style-name="Standard"><text:span text:style-name="T9">&gt;&gt; BookAuthor:chararray,YearOfPublication:chararray,</text:span><text:span text:style-name="T43"><text:line-break/></text:span><text:span text:style-name="T9">&gt;&gt; Publisher:chararray,ImageURLS:chararray,ImageURLM:chararray,ImageURLL:chararray);</text:span> </text:p>
      <text:p text:style-name="Standard"><text:span text:style-name="T9">2012-11-05 01:09:11,554 [main] WARN  org.apache.pig.PigServer – Encountered Warning IMPLICIT_CAST_TO_DOUBLE 1 time(s).</text:span> </text:p>
      <text:p text:style-name="Standard"><text:line-break/><text:span text:style-name="T9">grunt&gt; </text:span><text:span text:style-name="Strong_20_Emphasis"><text:span text:style-name="T9">GroupByYear = GROUP</text:span></text:span><text:span text:style-name="T9"> BookXRecords </text:span><text:span text:style-name="Strong_20_Emphasis"><text:span text:style-name="T9">BY</text:span></text:span><text:span text:style-name="T9"> YearOfPublication;</text:span> </text:p>
      <text:p text:style-name="Standard"><text:span text:style-name="T9">2012-11-05 01:09:11,810 [main] WARN  org.apache.pig.PigServer – Encountered Warning IMPLICIT_CAST_TO_DOUBLE 1 time(s).</text:span> </text:p>
      <text:p text:style-name="Standard"><text:line-break/><text:span text:style-name="T9">grunt&gt; </text:span><text:span text:style-name="Strong_20_Emphasis"><text:span text:style-name="T9">CountByYear = FOREACH</text:span></text:span><text:span text:style-name="T9"> GroupByYear </text:span></text:p>
      <text:p text:style-name="Standard"><text:span text:style-name="T9">&gt;&gt; </text:span><text:span text:style-name="Strong_20_Emphasis"><text:span text:style-name="T9">GENERATE CONCAT</text:span></text:span><text:span text:style-name="T9">((chararray)$0,</text:span><text:span text:style-name="Strong_20_Emphasis"><text:span text:style-name="T9">CONCAT</text:span></text:span><text:span text:style-name="T9">(':',(chararray)COUNT($1)));</text:span> </text:p>
      <text:p text:style-name="Standard"><text:span text:style-name="T9">2012-11-05 01:09:11,996 [main] WARN  org.apache.pig.PigServer – Encountered Warning IMPLICIT_CAST_TO_DOUBLE 1 time(s).</text:span> </text:p>
      <text:p text:style-name="Standard"><text:line-break/><text:span text:style-name="T9">grunt&gt; </text:span><text:span text:style-name="Strong_20_Emphasis"><text:span text:style-name="T9">STORE</text:span></text:span><text:span text:style-name="T9"> CountByYear </text:span><text:span text:style-name="T43"><text:line-break/></text:span><text:span text:style-name="T9">&gt;&gt; </text:span><text:span text:style-name="Strong_20_Emphasis"><text:span text:style-name="T9">INTO</text:span></text:span><text:span text:style-name="T9"> '/user/work/output/pig_output_bookx' </text:span><text:span text:style-name="Strong_20_Emphasis"><text:span text:style-name="T9">USING</text:span></text:span><text:span text:style-name="T9"> </text:span><text:span text:style-name="Strong_20_Emphasis"><text:span text:style-name="T9">PigStorage('t')</text:span></text:span><text:span text:style-name="T9">;</text:span> </text:p>
      <text:p text:style-name="P31"><text:span text:style-name="Strong_20_Emphasis"><text:span text:style-name="T35"/></text:span></text:p>
      <text:p text:style-name="P22">çıktıyı görüntülemek için:</text:p>
      <text:p text:style-name="P22"><text:span text:style-name="Strong_20_Emphasis"><text:span text:style-name="T9">$ hadoop fs -cat output/pig_output_bookx/part-r-00000</text:span></text:span></text:p>
      <text:p text:style-name="P22"><text:soft-page-break/><text:span text:style-name="Strong_20_Emphasis"><text:span text:style-name="T13">komutu kullanılır.</text:span></text:span></text:p>
      <text:p text:style-name="P23"><text:span text:style-name="Strong_20_Emphasis"><text:span text:style-name="T12">ÇIKTI:</text:span></text:span></text:p>
      <text:p text:style-name="P23"><text:span text:style-name="Strong_20_Emphasis"><text:span text:style-name="T12"/></text:span></text:p>
      <text:p text:style-name="Text_20_body"><draw:frame draw:style-name="fr1" draw:name="graphics1" text:anchor-type="as-char" svg:width="1.1874in" svg:height="3.5311in" draw:z-index="0"><draw:image xlink:href="http://orzota.com/wp-content/uploads/2012/11/Output-of-Pig-Query.png" xlink:type="simple" xlink:show="embed" xlink:actuate="onLoad"/></draw:frame> </text:p>
      <text:p text:style-name="P23"><text:span text:style-name="Strong_20_Emphasis"><text:span text:style-name="T12"/></text:span></text:p>
      <text:p text:style-name="P17">şeklinde dir.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, courier, monospace"/>
    <style:font-face style:name="tahoma" svg:font-family="tahom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7T17:19:36.984942237</meta:creation-date>
    <dc:date>2014-02-19T23:53:45.197283806</dc:date>
    <dc:creator>sertac </dc:creator>
    <meta:editing-duration>PT42M8S</meta:editing-duration>
    <meta:editing-cycles>68</meta:editing-cycles>
    <meta:generator>LibreOffice/4.1.3.2$Linux_X86_64 LibreOffice_project/410m0$Build-2</meta:generator>
    <meta:document-statistic meta:table-count="2" meta:image-count="1" meta:object-count="0" meta:page-count="4" meta:paragraph-count="91" meta:word-count="493" meta:character-count="5452" meta:non-whitespace-character-count="4948"/>
  </office:meta>
</office:document-meta>
</file>